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310000011521BEA8D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Blank_20_Slide-notes">
      <style:graphic-properties draw:fill-color="#ffffff" fo:min-height="12.573cm"/>
    </style:style>
    <style:style style:name="pr2" style:family="presentation" style:parent-style-name="Blank_20_Slid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style:text-properties fo:font-size="26pt" style:font-size-asian="26pt" style:font-size-complex="26pt"/>
    </style:style>
    <style:style style:name="P2" style:family="paragraph">
      <style:paragraph-properties fo:text-align="start" style:font-independent-line-spacing="true"/>
      <style:text-properties fo:font-size="26pt" style:font-size-asian="26pt" style:font-size-complex="26pt"/>
    </style:style>
    <style:style style:name="P3" style:family="paragraph">
      <style:paragraph-properties fo:margin-top="0cm" fo:margin-bottom="0cm" fo:line-height="100%" fo:text-align="center"/>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style:style>
    <style:style style:name="P6" style:family="paragraph">
      <style:paragraph-properties fo:margin-top="0cm" fo:margin-bottom="0cm"/>
    </style:style>
    <style:style style:name="T1" style:family="text">
      <style:text-properties style:text-line-through-style="non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color="#000000" style:text-line-through-style="none" fo:font-family="'Goudy Old Style'"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color="#ff3333" style:text-line-through-style="none" fo:font-family="'Goudy Old Sty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Goudy Old Sty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7" style:family="text">
      <style:text-properties fo:color="#ff0000" style:text-line-through-style="none" fo:font-family="'Goudy Old Styl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dd4814" style:text-line-through-style="none" fo:font-family="'Goudy Old Sty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ff0000" style:text-line-through-style="none" fo:font-family="'Goudy Old Sty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ff0000" style:text-line-through-style="none" fo:letter-spacing="normal" fo:font-style="normal" style:text-underline-style="none" fo:font-weight="bold" style:font-style-asian="normal" style:font-weight-asian="bold" style:font-style-complex="normal" style:font-weight-complex="bold"/>
    </style:style>
    <style:style style:name="T11" style:family="text">
      <style:text-properties fo:color="#ff0000"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dc2300" style:text-line-through-style="none" fo:font-family="'Goudy Old Style'"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1310000011521BEA8D8.png" xlink:type="simple" xlink:show="embed" xlink:actuate="onLoad">
        <style:list-level-properties text:min-label-width="0.6cm" style:vertical-pos="middle" style:vertical-rel="line" fo:width="0.677cm" fo:height="0.677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office:forms form:automatic-focus="false" form:apply-design-mode="false"/>
        <draw:custom-shape draw:name="TextShape 1" draw:style-name="gr1" draw:text-style-name="P2" draw:layer="layout" svg:width="20.314cm" svg:height="2.956cm" svg:x="2.292cm" svg:y="5.68cm">
          <text:p text:style-name="P1"><text:span text:style-name="T1">Survey of fuzzy/uncertain data modeling and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Blank_20_Slide">
        <draw:custom-shape draw:name="TextShape 1" draw:style-name="gr3" draw:text-style-name="P4" draw:layer="layout" svg:width="20.314cm" svg:height="2.41cm" svg:x="2.54cm" svg:y="1.398cm">
          <text:p text:style-name="P3"><text:span text:style-name="T2">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4" draw:layer="layout" svg:width="20.314cm" svg:height="11.265cm" svg:x="1.783cm" svg:y="2.286cm">
          <text:p xml:id="id1" text:id="id1" text:style-name="P5"><text:span text:style-name="T3"/></text:p>
          <text:p text:style-name="P5"><text:span text:style-name="T3"/></text:p>
          <text:list text:style-name="L2">
            <text:list-item>
              <text:p text:style-name="P5"><text:span text:style-name="T4">Modeling and reasoning for fuzzy data</text:span></text:p>
            </text:list-item>
            <text:list-item>
              <text:p text:style-name="P5"><text:span text:style-name="T5">Analysis and applications for uncertain data</text:span></text:p>
            </text:list-item>
            <text:list-item>
              <text:p text:style-name="P5"><text:span text:style-name="T5">Use cases of Uncertainty Representation and Reaso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1" anim:sub-item="text" smil:attributeName="visibility" smil:to="visible"/>
                  <anim:transitionFilter smil:begin="0s" smil:dur="0.579s" smil:fill="freeze" smil:targetElement="id1" anim:sub-item="text" smil:type="barWipe" smil:subtype="topToBottom" smil:mode="out" smil:direction="reverse"/>
                  <anim:animate smil:begin="0s" smil:dur="1.822s" smil:fill="freeze" smil:targetElement="id1" anim:sub-item="text" smil:attributeName="x" smil:values="x-0.25;x" smil:keyTimes="0;1"/>
                  <anim:animate smil:begin="0s" smil:dur="0.664s" smil:fill="freeze" smil:targetElement="id1" anim:sub-item="text" smil:attributeName="y" smil:values="" smil:keyTimes="0;1"/>
                  <anim:animate smil:begin="0.664s" smil:dur="0.664s" smil:fill="freeze" smil:targetElement="id1" anim:sub-item="text" smil:attributeName="y" smil:values="" smil:keyTimes="0;1"/>
                  <anim:animate smil:begin="1.324s" smil:dur="0.332s" smil:fill="freeze" smil:targetElement="id1" anim:sub-item="text" smil:attributeName="y" smil:values="" smil:keyTimes="0;1"/>
                  <anim:animate smil:begin="1.655s" smil:dur="0.164s" smil:fill="freeze" smil:targetElement="id1" anim:sub-item="text" smil:attributeName="y" smil:values="" smil:keyTimes="0;1"/>
                </anim:par>
              </anim:par>
            </anim:par>
          </anim:seq>
        </anim:par>
        <presentation:notes draw:style-name="dp3">
          <draw:frame draw:name="PlaceHolder 1" presentation:style-name="pr2" draw:text-style-name="P4" draw:layer="layout" svg:width="32.768cm" svg:height="32.768cm" draw:transform="rotate (-3.14159265358979)" presentation:class="notes" presentation:user-transformed="true">
            <draw:text-box>
              <text:p/>
            </draw:text-box>
          </draw:frame>
          <draw:custom-shape draw:name="TextShape 2" draw:style-name="gr4" draw:text-style-name="P4" draw:layer="layout" svg:width="32.768cm" svg:height="32.768cm" draw:transform="rotate (-3.14159265358979)">
            <text:p text:style-name="P5"><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4" draw:text-style-name="P4" draw:layer="layout" svg:width="20.314cm" svg:height="11.265cm" svg:x="2.54cm" svg:y="4.82cm">
          <text:p text:style-name="P5"><text:span text:style-name="T5">Title: </text:span><text:span text:style-name="T7">Stoilos, Giorgos, et al. "Fuzzy OWL: Uncertainty and the Semantic Web." OWLED. 2005.</text:span></text:p>
          <text:p text:style-name="P5"><text:span text:style-name="T5">Main ideas:</text:span><text:span text:style-name="T7">extend the OWL web ontology language, with fuzzy set theory, in order to be able to capture, represent and reason with such type of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 presentation:class="page"/>
          <draw:frame presentation:style-name="pr1" draw:layer="layout" svg:width="17.271cm" svg:height="12.573cm" svg:x="2.159cm" svg:y="13.271cm" presentation:class="notes" presentation:placeholder="true">
            <draw:text-box/>
          </draw:frame>
        </presentation:notes>
      </draw:page>
      <draw:page draw:name="page4" draw:style-name="dp1" draw:master-page-name="Blank_20_Slide">
        <draw:custom-shape draw:name="TextShape 1" draw:style-name="gr4" draw:text-style-name="P4" draw:layer="layout" svg:width="20.314cm" svg:height="13.213cm" svg:x="2.54cm" svg:y="4.82cm">
          <text:p text:style-name="P5"><text:span text:style-name="T5">Title: </text:span><text:span text:style-name="T7">Manolis, Nikos, and Yannis Tzitzikas. "Interactive exploration of fuzzy RDF knowledge bases." The Semantic Web: Research and Applications. Springer Berlin Heidelberg, 2011. </text:span></text:p>
          <text:p text:style-name="P5"><text:span text:style-name="T5">Main ideas:</text:span><text:span text:style-name="T7">consider Fuzzy RDF as the representation framework for such “weighted” descriptions and associations, and propose a novel model for browsing and exploring such sources, which allows formulating complex queries gradually and through plain cli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4" presentation:class="page"/>
          <draw:frame presentation:style-name="pr1" draw:layer="layout" svg:width="17.271cm" svg:height="12.573cm" svg:x="2.159cm" svg:y="13.271cm" presentation:class="notes" presentation:placeholder="true">
            <draw:text-box/>
          </draw:frame>
        </presentation:notes>
      </draw:page>
      <draw:page draw:name="page5" draw:style-name="dp1" draw:master-page-name="Blank_20_Slide">
        <draw:custom-shape draw:name="TextShape 1" draw:style-name="gr4" draw:text-style-name="P4" draw:layer="layout" svg:width="20.314cm" svg:height="11.265cm" svg:x="2.54cm" svg:y="4.82cm">
          <text:p text:style-name="P5"><text:span text:style-name="T5">Title: </text:span><text:span text:style-name="T7">Ghorbe "Fuzzy ontologies building method: Fuzzy OntoMethodology." Fuzzy Information Processing Society (NAFIPS), 2010.</text:span></text:p>
          <text:p text:style-name="P5"><text:span text:style-name="T5">Main ideas:</text:span><text:span text:style-name="T7">describe</text:span><text:span text:style-name="T5"> </text:span><text:span text:style-name="T7">a fuzzy extension of classic Ontologies and present the problems relative of fuzzy ontology bu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5" presentation:class="page"/>
          <draw:frame presentation:style-name="pr1" draw:layer="layout" svg:width="17.271cm" svg:height="12.573cm" svg:x="2.159cm" svg:y="13.271cm" presentation:class="notes" presentation:placeholder="true">
            <draw:text-box/>
          </draw:frame>
        </presentation:notes>
      </draw:page>
      <draw:page draw:name="page6" draw:style-name="dp1" draw:master-page-name="Blank_20_Slide">
        <draw:custom-shape draw:name="TextShape 1" draw:style-name="gr4" draw:text-style-name="P4" draw:layer="layout" svg:width="20.314cm" svg:height="11.265cm" svg:x="2.54cm" svg:y="4.82cm">
          <text:p text:style-name="P5"><text:span text:style-name="T5">Title: </text:span><text:span text:style-name="T7">Mazzieri, "A fuzzy semantics for the resource description framework." Uncertainty Reasoning for the Semantic Web I. Springer Berlin Heidelberg, 2008. 244-261.</text:span></text:p>
          <text:p text:style-name="P5"><text:span text:style-name="T5">Main ideas:</text:span><text:span text:style-name="T7">show how the interpretation of an RDF graph (or an RDF Schema ontology) can be a matter of values, addressing a common problem in real-life knowledge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6" presentation:class="page"/>
          <draw:frame presentation:style-name="pr1" draw:layer="layout" svg:width="17.271cm" svg:height="12.573cm" svg:x="2.159cm" svg:y="13.271cm" presentation:class="notes" presentation:placeholder="true">
            <draw:text-box/>
          </draw:frame>
        </presentation:notes>
      </draw:page>
      <draw:page draw:name="page7" draw:style-name="dp1" draw:master-page-name="Blank_20_Slide">
        <draw:custom-shape draw:name="TextShape 1" draw:style-name="gr4" draw:text-style-name="P4" draw:layer="layout" svg:width="20.314cm" svg:height="13.721cm" svg:x="2.54cm" svg:y="4.82cm">
          <text:p text:style-name="P5"><text:span text:style-name="T5">Title: </text:span><text:span text:style-name="T7">Udrea, Octavian, Diego Reforgiato Recupero "Annotated rdf." ACM Transactions on Computational Logic (TOCL) 11.2 (2010): 10.</text:span></text:p>
          <text:p text:style-name="P5"><text:span text:style-name="T5">Main ideas:</text:span><text:span text:style-name="T7">propose a formal declarative semantics (model theory) for annotated RDF and develop algorithms to check consistency of aRDF theories and to answer queries to aRDF theories. It also shows that annotated RDF supports users who need to think about the uncertainty, temporal aspects, and provenance of the RDF triples in an RDF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7" presentation:class="page"/>
          <draw:frame presentation:style-name="pr1" draw:layer="layout" svg:width="17.271cm" svg:height="12.573cm" svg:x="2.159cm" svg:y="13.271cm" presentation:class="notes" presentation:placeholder="true">
            <draw:text-box/>
          </draw:frame>
        </presentation:notes>
      </draw:page>
      <draw:page draw:name="page8" draw:style-name="dp1" draw:master-page-name="Blank_20_Slide">
        <draw:custom-shape draw:name="TextShape 1" draw:style-name="gr4" draw:text-style-name="P4" draw:layer="layout" svg:width="20.314cm" svg:height="14.737cm" svg:x="2.54cm" svg:y="4.82cm">
          <text:p text:style-name="P5"><text:span text:style-name="T5">Title: </text:span><text:span text:style-name="T7">Ding, Zhongli"BayesOWL: Uncertainty modeling in semantic web ontologies." Soft Computing in Ontologies and Semantic Web. Springer Berlin Heidelberg, 2006. 3-29.</text:span></text:p>
          <text:p text:style-name="P5"><text:span text:style-name="T5">Main ideas:</text:span><text:span text:style-name="T7">develop a framework which augments and supplements the semantic web ontology language OWL for representing and reasoning with uncertainty based on Bayesian networks,and its application in ontology map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8" presentation:class="page"/>
          <draw:frame presentation:style-name="pr1" draw:layer="layout" svg:width="17.271cm" svg:height="12.573cm" svg:x="2.159cm" svg:y="13.271cm" presentation:class="notes" presentation:placeholder="true">
            <draw:text-box/>
          </draw:frame>
        </presentation:notes>
      </draw:page>
      <draw:page draw:name="page9" draw:style-name="dp1" draw:master-page-name="Blank_20_Slide">
        <draw:custom-shape draw:name="TextShape 1" draw:style-name="gr4" draw:text-style-name="P4" draw:layer="layout" svg:width="20.314cm" svg:height="11.265cm" svg:x="2.54cm" svg:y="4.82cm">
          <text:p text:style-name="P5"><text:span text:style-name="T5">Title: </text:span><text:span text:style-name="T7">Liu, Chang, et al. "Fuzzy reasoning over RDF data using OWL vocabulary." Proceedings of the 2011 IEEE/WIC/ACM International Conferences on Web Intelligence and Intelligent Agent , 2011.</text:span></text:p>
          <text:p text:style-name="P5"><text:span text:style-name="T5">Main ideas:</text:span><text:span text:style-name="T7">propose fuzzy pD∗ semantics which generalizes pD∗ semantics to reason over fuzzy RDF data using OWL vocabul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Blank_20_Slide">
        <draw:custom-shape draw:name="TextShape 1" draw:style-name="gr4" draw:text-style-name="P4" draw:layer="layout" svg:width="20.314cm" svg:height="11.265cm" svg:x="2.54cm" svg:y="4.82cm">
          <text:p text:style-name="P5"><text:span text:style-name="T5">Title: </text:span><text:span text:style-name="T7">Straccia. "A minimal deductive system for general fuzzy RDF." Web Reasoning and Rule Systems. Springer Berlin Heidelberg, 2009. 166-181.</text:span></text:p>
          <text:p text:style-name="P5"><text:span text:style-name="T5">Main ideas:</text:span><text:span text:style-name="T7">we provide a deductive system for a salient fragment of fuzzy RDF. And show its applications in computing the top-k answers of the union of conjunctive qu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Blank_20_Slide">
        <draw:custom-shape draw:name="TextShape 1" draw:style-name="gr4" draw:text-style-name="P4" draw:layer="layout" svg:width="20.314cm" svg:height="11.265cm" svg:x="2.54cm" svg:y="4.82cm">
          <text:p text:style-name="P5"><text:span text:style-name="T5">Title: </text:span><text:span text:style-name="T7">Straccia. et al. "A General Framework for Representing and Reasoning with Annotated Semantic Web Data." AAAI. 2010.</text:span></text:p>
          <text:p text:style-name="P5"><text:span text:style-name="T5">Main ideas:</text:span><text:span text:style-name="T7">extend the OWL web ontology language, with fuzzy set theory, in order to be able to capture, represent and reason with such type of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1" presentation:class="page"/>
          <draw:frame presentation:style-name="pr1" draw:layer="layout" svg:width="17.271cm" svg:height="12.573cm" svg:x="2.159cm" svg:y="13.271cm" presentation:class="notes" presentation:placeholder="true">
            <draw:text-box/>
          </draw:frame>
        </presentation:notes>
      </draw:page>
      <draw:page draw:name="page12" draw:style-name="dp1" draw:master-page-name="Blank_20_Slide">
        <draw:custom-shape draw:name="TextShape 1" draw:style-name="gr4" draw:text-style-name="P4" draw:layer="layout" svg:width="20.314cm" svg:height="11.265cm" svg:x="2.54cm" svg:y="4.82cm">
          <text:p text:style-name="P5"><text:span text:style-name="T5">Title: </text:span><text:span text:style-name="T7">Joshi, <text:s/>"Ontology based fuzzy classification of web documents for semantic information retrieval." Contemporary Computing (IC3), 2013 Sixth International Conference on. IEEE, 2013.</text:span></text:p>
          <text:p text:style-name="P5"><text:span text:style-name="T5">Main ideas:</text:span><text:span text:style-name="T7">presents an approach of finding relevant documents by using the semantic similarity, fuzzy concept and query expansion tech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2" presentation:class="page"/>
          <draw:frame presentation:style-name="pr1" draw:layer="layout" svg:width="17.271cm" svg:height="12.573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name="TextShape 1" draw:style-name="gr3" draw:text-style-name="P4" draw:layer="layout" svg:width="20.314cm" svg:height="2.41cm" svg:x="2.54cm" svg:y="1.398cm">
          <text:p text:style-name="P3"><text:span text:style-name="T2">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4" draw:layer="layout" svg:width="20.314cm" svg:height="11.265cm" svg:x="1.783cm" svg:y="2.286cm">
          <text:p xml:id="id2" text:id="id2" text:style-name="P5"><text:span text:style-name="T3"/></text:p>
          <text:p text:style-name="P5"><text:span text:style-name="T3"/></text:p>
          <text:list text:style-name="L2">
            <text:list-item>
              <text:p text:style-name="P5"><text:span text:style-name="T5">Modeling and reasoning for fuzzy data</text:span></text:p>
            </text:list-item>
            <text:list-item>
              <text:p text:style-name="P5"><text:span text:style-name="T8">Analysis and applications for uncertain data</text:span></text:p>
            </text:list-item>
            <text:list-item>
              <text:p text:style-name="P5"><text:span text:style-name="T5">Use cases of Uncertainty Representation and Reaso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2" anim:sub-item="text" smil:attributeName="visibility" smil:to="visible"/>
                  <anim:transitionFilter smil:begin="0s" smil:dur="0.579s" smil:fill="freeze" smil:targetElement="id2" anim:sub-item="text" smil:type="barWipe" smil:subtype="topToBottom" smil:mode="out" smil:direction="reverse"/>
                  <anim:animate smil:begin="0s" smil:dur="1.822s" smil:fill="freeze" smil:targetElement="id2" anim:sub-item="text" smil:attributeName="x" smil:values="x-0.25;x" smil:keyTimes="0;1"/>
                  <anim:animate smil:begin="0s" smil:dur="0.664s" smil:fill="freeze" smil:targetElement="id2" anim:sub-item="text" smil:attributeName="y" smil:values="" smil:keyTimes="0;1"/>
                  <anim:animate smil:begin="0.664s" smil:dur="0.664s" smil:fill="freeze" smil:targetElement="id2" anim:sub-item="text" smil:attributeName="y" smil:values="" smil:keyTimes="0;1"/>
                  <anim:animate smil:begin="1.324s" smil:dur="0.332s" smil:fill="freeze" smil:targetElement="id2" anim:sub-item="text" smil:attributeName="y" smil:values="" smil:keyTimes="0;1"/>
                  <anim:animate smil:begin="1.655s" smil:dur="0.164s" smil:fill="freeze" smil:targetElement="id2" anim:sub-item="text" smil:attributeName="y" smil:values="" smil:keyTimes="0;1"/>
                </anim:par>
              </anim:par>
            </anim:par>
          </anim:seq>
        </anim:par>
        <presentation:notes draw:style-name="dp3">
          <draw:frame draw:name="PlaceHolder 1" presentation:style-name="pr2" draw:text-style-name="P4" draw:layer="layout" svg:width="32.768cm" svg:height="32.768cm" draw:transform="rotate (-3.14159265358979)" presentation:class="notes" presentation:user-transformed="true">
            <draw:text-box>
              <text:p/>
            </draw:text-box>
          </draw:frame>
          <draw:custom-shape draw:name="TextShape 2" draw:style-name="gr4" draw:text-style-name="P4" draw:layer="layout" svg:width="32.768cm" svg:height="32.768cm" draw:transform="rotate (-3.14159265358979)">
            <text:p text:style-name="P5"><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draw:custom-shape draw:name="TextShape 1" draw:style-name="gr4" draw:text-style-name="P4" draw:layer="layout" svg:width="20.314cm" svg:height="16.763cm" svg:x="1.524cm" svg:y="2.286cm">
          <text:p text:style-name="P5"><text:span text:style-name="T5">Title: </text:span><text:span text:style-name="T7">Liu, Chang, et al. "Large scale fuzzy pD* reasoning using mapreduce." The Semantic Web–ISWC 2011. Springer Berlin Heidelberg, 2011. 405-420.</text:span></text:p>
          <text:p text:style-name="P5"><text:span text:style-name="T5">Main ideas:</text:span><text:span text:style-name="T7">apply MapReduce to complete scalable reasoning on top of semantic data under fuzzy pD∗ semantics</text:span></text:p>
          <text:p text:style-name="P5"><text:span text:style-name="T9">Datasets:</text:span><text:span text:style-name="T7">fuzzy ontology(fpdLUBM)+FLUBM</text:span></text:p>
          <text:p text:style-name="P5"><text:span text:style-name="T9">Experiments:</text:span></text:p>
          <text:p text:style-name="P5"><text:span text:style-name="T7">1.comparison with WebPIE</text:span></text:p>
          <text:p text:style-name="P5"><text:span text:style-name="T7">2.Scalability(speedup+size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4" presentation:class="page"/>
          <draw:frame presentation:style-name="pr1" draw:layer="layout" svg:width="17.271cm" svg:height="12.573cm" svg:x="2.159cm" svg:y="13.271cm" presentation:class="notes" presentation:placeholder="true">
            <draw:text-box/>
          </draw:frame>
        </presentation:notes>
      </draw:page>
      <draw:page draw:name="page15" draw:style-name="dp1" draw:master-page-name="Blank_20_Slide">
        <draw:custom-shape draw:name="TextShape 1" draw:style-name="gr4" draw:text-style-name="P4" draw:layer="layout" svg:width="20.314cm" svg:height="16.763cm" svg:x="1.524cm" svg:y="2.286cm">
          <text:p text:style-name="P5"><text:span text:style-name="T5">Title: </text:span><text:span text:style-name="T7">Afrati, Foto N., et al. "Fuzzy joins using MapReduce." Data Engineering (ICDE), 2012 IEEE 28th International Conference on. IEEE, 2012.</text:span></text:p>
          <text:p text:style-name="P5"><text:span text:style-name="T5">Main ideas:</text:span><text:span text:style-name="T7">proposes and evaluates several algorithms for finding all pairs of elements from an input set that meet a similarity threshold.</text:span></text:p>
          <text:p text:style-name="P5"><text:span text:style-name="T9">Costmodel:</text:span><text:span text:style-name="T7">Mappers+Reducers+Communication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5" presentation:class="page"/>
          <draw:frame presentation:style-name="pr1" draw:layer="layout" svg:width="17.271cm" svg:height="12.573cm" svg:x="2.159cm" svg:y="13.271cm" presentation:class="notes" presentation:placeholder="true">
            <draw:text-box/>
          </draw:frame>
        </presentation:notes>
      </draw:page>
      <draw:page draw:name="page16" draw:style-name="dp1" draw:master-page-name="Blank_20_Slide">
        <draw:custom-shape draw:name="TextShape 1" draw:style-name="gr4" draw:text-style-name="P4" draw:layer="layout" svg:width="20.314cm" svg:height="16.763cm" svg:x="1.524cm" svg:y="2.286cm">
          <text:p text:style-name="P5"><text:span text:style-name="T5">Title: </text:span><text:span text:style-name="T7">Calders. "Efficient pattern mining of uncertain data with sampling." Advances in Knowledge Discovery and Data Mining. Springer Berlin Heidelberg, 2010. 480-487.</text:span></text:p>
          <text:p text:style-name="P5"><text:span text:style-name="T5">Main ideas:</text:span><text:span text:style-name="T7">propose an approach based on sampling by instantiating “possible worlds” of the uncertain data, on which we subsequently run optimized frequent itemset mining algorithms.</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6" presentation:class="page"/>
          <draw:frame presentation:style-name="pr1" draw:layer="layout" svg:width="17.271cm" svg:height="12.573cm" svg:x="2.159cm" svg:y="13.271cm" presentation:class="notes" presentation:placeholder="true">
            <draw:text-box/>
          </draw:frame>
        </presentation:notes>
      </draw:page>
      <draw:page draw:name="page17" draw:style-name="dp1" draw:master-page-name="Blank_20_Slide">
        <draw:custom-shape draw:name="TextShape 1" draw:style-name="gr4" draw:text-style-name="P4" draw:layer="layout" svg:width="20.314cm" svg:height="19.049cm" svg:x="1.524cm" svg:y="2.286cm">
          <text:p text:style-name="P5"><text:span text:style-name="T5">Title: </text:span><text:span text:style-name="T7">Tsang, Smith, et al. "Decision trees for uncertain data." Knowledge and Data Engineering, IEEE Transactions on 23.1 (2011): 64-78.</text:span></text:p>
          <text:p text:style-name="P5"><text:span text:style-name="T5">Main ideas:</text:span><text:span text:style-name="T7">extend classical decision tree building algorithms to handle data tuples with uncertain values.</text:span></text:p>
          <text:p text:style-name="P5"><text:span text:style-name="T9">Datasets:</text:span><text:span text:style-name="T7">UCI Machine Learning Repository</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7" presentation:class="page"/>
          <draw:frame presentation:style-name="pr1" draw:layer="layout" svg:width="17.271cm" svg:height="12.573cm" svg:x="2.159cm" svg:y="13.271cm" presentation:class="notes" presentation:placeholder="true">
            <draw:text-box/>
          </draw:frame>
        </presentation:notes>
      </draw:page>
      <draw:page draw:name="page18" draw:style-name="dp1" draw:master-page-name="Blank_20_Slide">
        <draw:custom-shape draw:name="TextShape 1" draw:style-name="gr4" draw:text-style-name="P4" draw:layer="layout" svg:width="20.314cm" svg:height="19.049cm" svg:x="1.524cm" svg:y="2.286cm">
          <text:p text:style-name="P5"><text:span text:style-name="T5">Title: </text:span><text:span text:style-name="T7">Tsang, Smith, et al. "Decision trees for uncertain data." Knowledge and Data Engineering, IEEE Transactions on 23.1 (2011): 64-78.</text:span></text:p>
          <text:p text:style-name="P5"><text:span text:style-name="T5">Main ideas:</text:span><text:span text:style-name="T7">extend classical decision tree building algorithms to handle data tuples with uncertain values.</text:span></text:p>
          <text:p text:style-name="P5"><text:span text:style-name="T9">Datasets:</text:span><text:span text:style-name="T7">UCI Machine Learning Repository</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8" presentation:class="page"/>
          <draw:frame presentation:style-name="pr1" draw:layer="layout" svg:width="17.271cm" svg:height="12.573cm" svg:x="2.159cm" svg:y="13.271cm" presentation:class="notes" presentation:placeholder="true">
            <draw:text-box/>
          </draw:frame>
        </presentation:notes>
      </draw:page>
      <draw:page draw:name="page19" draw:style-name="dp4" draw:master-page-name="Blank_20_Slide">
        <draw:custom-shape draw:name="TextShape 1" draw:style-name="gr4" draw:text-style-name="P4" draw:layer="layout" svg:width="26.41cm" svg:height="19.049cm" svg:x="0.005cm" svg:y="0cm">
          <text:p text:style-name="P6"><text:span text:style-name="T3">Title:</text:span><text:span text:style-name="T10"> Aggarwal"A survey of uncertain data algorithms and applications." Knowledge and Data Engineering, IEEE Transactions on 21.5 (2009): 609-623.</text:span></text:p>
          <text:p text:style-name="P6"><text:span text:style-name="T11">Main ideas:</text:span><text:span text:style-name="T10">provide a survey of uncertain data mining and management applications.</text:span></text:p>
          <text:p text:style-name="P6"><text:span text:style-name="T11">Applications:</text:span></text:p>
          <text:p text:style-name="P6"><text:span text:style-name="T10">Query Processing of Uncertain Data</text:span></text:p>
          <text:p text:style-name="P6"><text:span text:style-name="T10">indexing of Uncertain Data</text:span></text:p>
          <text:p text:style-name="P6"><text:span text:style-name="T10">joining processing of Uncertain Data</text:span></text:p>
          <text:p text:style-name="P6"><text:span text:style-name="T10">Data Integration with Uncertain </text:span></text:p>
          <text:p text:style-name="P6"><text:span text:style-name="T10">Probabilist skylines on Uncertain Data</text:span></text:p>
          <text:p text:style-name="P6"><text:span text:style-name="T11">Algorithms:</text:span></text:p>
          <text:p text:style-name="P6"><text:span text:style-name="T10">Clustering Uncertain Data</text:span><text:span text:style-name="T10">、</text:span><text:span text:style-name="T10">Classification of Uncertain Data</text:span><text:span text:style-name="T10">、</text:span><text:span text:style-name="T10">Frequent Pattern Mining</text:span><text:span text:style-name="T10">、</text:span><text:span text:style-name="T10">Outlier Detection with Uncertain Data</text:span><text:span text:style-name="T10">、</text:span><text:span text:style-name="T10">General Approaches to Mining Uncertain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9" presentation:class="page"/>
          <draw:frame presentation:style-name="pr1" draw:layer="layout" svg:width="17.271cm" svg:height="12.573cm" svg:x="2.159cm" svg:y="13.271cm" presentation:class="notes" presentation:placeholder="true">
            <draw:text-box/>
          </draw:frame>
        </presentation:notes>
      </draw:page>
      <draw:page draw:name="page20" draw:style-name="dp1" draw:master-page-name="Blank_20_Slide">
        <draw:custom-shape draw:name="TextShape 1" draw:style-name="gr4" draw:text-style-name="P4" draw:layer="layout" svg:width="20.314cm" svg:height="16.763cm" svg:x="1.524cm" svg:y="2.286cm">
          <text:p text:style-name="P5"><text:span text:style-name="T5">Title: </text:span><text:span text:style-name="T7">Leung. "Mining of frequent itemsets from streams of uncertain data." Data Engineering, 2009. ICDE'09. IEEE 25th International Conference on. IEEE, 2009.</text:span></text:p>
          <text:p text:style-name="P5"><text:span text:style-name="T5">Main ideas:</text:span><text:span text:style-name="T7">propose two tree-based mining algorithms to efficiently find frequent item sets from streams of uncertain data, where each item in the transactions in the streams is associated with an existential probability</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0" presentation:class="page"/>
          <draw:frame presentation:style-name="pr1" draw:layer="layout" svg:width="17.271cm" svg:height="12.573cm" svg:x="2.159cm" svg:y="13.271cm" presentation:class="notes" presentation:placeholder="true">
            <draw:text-box/>
          </draw:frame>
        </presentation:notes>
      </draw:page>
      <draw:page draw:name="page21" draw:style-name="dp1" draw:master-page-name="Blank_20_Slide">
        <draw:custom-shape draw:name="TextShape 1" draw:style-name="gr4" draw:text-style-name="P4" draw:layer="layout" svg:width="20.314cm" svg:height="16.763cm" svg:x="1.524cm" svg:y="2.286cm">
          <text:p text:style-name="P5"><text:span text:style-name="T5">Title: </text:span><text:span text:style-name="T7">Aggarwal, Charu C., et al. "Frequent pattern mining with uncertain data." Proceedings of the 15th ACM SIGKDD international conference on Knowledge discovery and data mining. ACM, 2009.</text:span></text:p>
          <text:p text:style-name="P5"><text:span text:style-name="T5">Main ideas:</text:span><text:span text:style-name="T7">study the problem of frequent pattern mining with uncertain data, and show how broad classes of algorithms can be extended to the uncertain data setting.</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1" presentation:class="page"/>
          <draw:frame presentation:style-name="pr1" draw:layer="layout" svg:width="17.271cm" svg:height="12.573cm" svg:x="2.159cm" svg:y="13.271cm" presentation:class="notes" presentation:placeholder="true">
            <draw:text-box/>
          </draw:frame>
        </presentation:notes>
      </draw:page>
      <draw:page draw:name="page22" draw:style-name="dp1" draw:master-page-name="Blank_20_Slide">
        <draw:custom-shape draw:name="TextShape 1" draw:style-name="gr3" draw:text-style-name="P4" draw:layer="layout" svg:width="20.314cm" svg:height="2.41cm" svg:x="2.54cm" svg:y="1.398cm">
          <text:p text:style-name="P3"><text:span text:style-name="T2">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4" draw:layer="layout" svg:width="20.314cm" svg:height="11.265cm" svg:x="1.783cm" svg:y="2.286cm">
          <text:p xml:id="id3" text:id="id3" text:style-name="P5"><text:span text:style-name="T3"/></text:p>
          <text:p text:style-name="P5"><text:span text:style-name="T3"/></text:p>
          <text:list text:style-name="L2">
            <text:list-item>
              <text:p text:style-name="P5"><text:span text:style-name="T5">Modeling and reasoning for fuzzy data</text:span></text:p>
            </text:list-item>
            <text:list-item>
              <text:p text:style-name="P5"><text:span text:style-name="T5">Analysis and applications for uncertain data</text:span></text:p>
            </text:list-item>
            <text:list-item>
              <text:p text:style-name="P5"><text:span text:style-name="T12">Use cases of Uncertainty Representation and Reaso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3" anim:sub-item="text" smil:attributeName="visibility" smil:to="visible"/>
                  <anim:transitionFilter smil:begin="0s" smil:dur="0.579s" smil:fill="freeze" smil:targetElement="id3" anim:sub-item="text" smil:type="barWipe" smil:subtype="topToBottom" smil:mode="out" smil:direction="reverse"/>
                  <anim:animate smil:begin="0s" smil:dur="1.822s" smil:fill="freeze" smil:targetElement="id3" anim:sub-item="text" smil:attributeName="x" smil:values="x-0.25;x" smil:keyTimes="0;1"/>
                  <anim:animate smil:begin="0s" smil:dur="0.664s" smil:fill="freeze" smil:targetElement="id3" anim:sub-item="text" smil:attributeName="y" smil:values="" smil:keyTimes="0;1"/>
                  <anim:animate smil:begin="0.664s" smil:dur="0.664s" smil:fill="freeze" smil:targetElement="id3" anim:sub-item="text" smil:attributeName="y" smil:values="" smil:keyTimes="0;1"/>
                  <anim:animate smil:begin="1.324s" smil:dur="0.332s" smil:fill="freeze" smil:targetElement="id3" anim:sub-item="text" smil:attributeName="y" smil:values="" smil:keyTimes="0;1"/>
                  <anim:animate smil:begin="1.655s" smil:dur="0.164s" smil:fill="freeze" smil:targetElement="id3" anim:sub-item="text" smil:attributeName="y" smil:values="" smil:keyTimes="0;1"/>
                </anim:par>
              </anim:par>
            </anim:par>
          </anim:seq>
        </anim:par>
        <presentation:notes draw:style-name="dp3">
          <draw:frame draw:name="PlaceHolder 1" presentation:style-name="pr2" draw:text-style-name="P4" draw:layer="layout" svg:width="32.768cm" svg:height="32.768cm" draw:transform="rotate (-3.14159265358979)" presentation:class="notes" presentation:user-transformed="true">
            <draw:text-box>
              <text:p/>
            </draw:text-box>
          </draw:frame>
          <draw:custom-shape draw:name="TextShape 2" draw:style-name="gr4" draw:text-style-name="P4" draw:layer="layout" svg:width="32.768cm" svg:height="32.768cm" draw:transform="rotate (-3.14159265358979)">
            <text:p text:style-name="P5"><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TextShape 1" draw:style-name="gr4" draw:text-style-name="P4" draw:layer="layout" svg:width="20.314cm" svg:height="11.265cm" svg:x="1.27cm" svg:y="2.54cm">
          <text:list text:style-name="L3">
            <text:list-item>
              <text:p xml:id="id4" text:id="id4" text:style-name="P5"><text:span text:style-name="T3">Applications:</text:span></text:p>
            </text:list-item>
          </text:list>
          <text:list text:style-name="L4">
            <text:list-item>
              <text:list>
                <text:list-item>
                  <text:p text:style-name="P5"><text:span text:style-name="T3">Ontology-Based Reasoning and Retrieval from Large-Scale Databases</text:span></text:p>
                </text:list-item>
                <text:list-item>
                  <text:p text:style-name="P5"><text:span text:style-name="T3"><text:s/></text:span><text:span text:style-name="T3">Recommendation</text:span></text:p>
                </text:list-item>
                <text:list-item>
                  <text:p text:style-name="P5"><text:span text:style-name="T3">Extraction / Annotation</text:span></text:p>
                </text:list-item>
                <text:list-item>
                  <text:p text:style-name="P5"><text:span text:style-name="T3">User Preference Modeling for Top-K Answers</text:span></text:p>
                </text:list-item>
                <text:list-item>
                  <text:p text:style-name="P5"><text:span text:style-name="T3">Healthcare and Life Sciences</text:span></text:p>
                </text:list-item>
                <text:list-item>
                  <text:p text:style-name="P5"><text:span text:style-name="T3">Document Clustering and Classification</text:span></text:p>
                </text:list-item>
                <text:list-item>
                  <text:p text:style-name="P5"><text:span text:style-name="T3">...</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4" anim:sub-item="text" smil:attributeName="visibility" smil:to="visible"/>
                  <anim:transitionFilter smil:begin="0s" smil:dur="0.579s" smil:fill="freeze" smil:targetElement="id4" anim:sub-item="text" smil:type="barWipe" smil:subtype="topToBottom" smil:mode="out" smil:direction="reverse"/>
                  <anim:animate smil:begin="0s" smil:dur="1.822s" smil:fill="freeze" smil:targetElement="id4" anim:sub-item="text" smil:attributeName="x" smil:values="x-0.25;x" smil:keyTimes="0;1"/>
                  <anim:animate smil:begin="0s" smil:dur="0.664s" smil:fill="freeze" smil:targetElement="id4" anim:sub-item="text" smil:attributeName="y" smil:values="" smil:keyTimes="0;1"/>
                  <anim:animate smil:begin="0.664s" smil:dur="0.664s" smil:fill="freeze" smil:targetElement="id4" anim:sub-item="text" smil:attributeName="y" smil:values="" smil:keyTimes="0;1"/>
                  <anim:animate smil:begin="1.324s" smil:dur="0.332s" smil:fill="freeze" smil:targetElement="id4" anim:sub-item="text" smil:attributeName="y" smil:values="" smil:keyTimes="0;1"/>
                  <anim:animate smil:begin="1.655s" smil:dur="0.164s" smil:fill="freeze" smil:targetElement="id4" anim:sub-item="text" smil:attributeName="y" smil:values="" smil:keyTimes="0;1"/>
                </anim:par>
              </anim:par>
            </anim:par>
          </anim:seq>
        </anim:par>
        <presentation:notes draw:style-name="dp3">
          <draw:frame draw:name="PlaceHolder 1" presentation:style-name="pr2" draw:text-style-name="P4" draw:layer="layout" svg:width="32.768cm" svg:height="32.768cm" draw:transform="rotate (-3.14159265358979)" presentation:class="notes" presentation:user-transformed="true">
            <draw:text-box>
              <text:p/>
            </draw:text-box>
          </draw:frame>
          <draw:custom-shape draw:name="TextShape 2" draw:style-name="gr4" draw:text-style-name="P4" draw:layer="layout" svg:width="32.768cm" svg:height="32.768cm" draw:transform="rotate (-3.14159265358979)">
            <text:p text:style-name="P5"><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draw:custom-shape draw:name="TextShape 1" draw:style-name="gr4" draw:text-style-name="P4" draw:layer="layout" svg:width="20.314cm" svg:height="11.265cm" svg:x="2.54cm" svg:y="4.82cm">
          <text:p text:style-name="P5"><text:span text:style-name="T5">Title: </text:span><text:span text:style-name="T7">Pan, Jeff Z., et al. "Scalable querying services over fuzzy ontologies." Proceedings of the 17th international conference on World Wide Web. ACM, 2008.</text:span></text:p>
          <text:p text:style-name="P5"><text:span text:style-name="T5">Main ideas:</text:span><text:span text:style-name="T7">propose a framework of fuzzy query languages for fuzzy ontologies, and present query answering algorithms for these query languages over fuzzy DL-Lit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4" presentation:class="page"/>
          <draw:frame presentation:style-name="pr1" draw:layer="layout" svg:width="17.271cm" svg:height="12.573cm" svg:x="2.159cm" svg:y="13.271cm" presentation:class="notes" presentation:placeholder="true">
            <draw:text-box/>
          </draw:frame>
        </presentation:notes>
      </draw:page>
      <draw:page draw:name="page25" draw:style-name="dp1" draw:master-page-name="Blank_20_Slide">
        <draw:custom-shape draw:name="TextShape 1" draw:style-name="gr4" draw:text-style-name="P4" draw:layer="layout" svg:width="20.314cm" svg:height="11.265cm" svg:x="2.54cm" svg:y="4.82cm">
          <text:p text:style-name="P5"><text:span text:style-name="T5">Title: </text:span><text:span text:style-name="T7">Trappey. "A fuzzy ontological knowledge document clustering methodology." Systems, Man, and Cybernetics, Part B: Cybernetics, IEEE Transactions on 39.3 (2009): 806-814.</text:span></text:p>
          <text:p text:style-name="P5"><text:span text:style-name="T5">Main ideas:</text:span><text:span text:style-name="T7">presents a novel hierarchical clustering approach for knowledge document self-organization, particularly for patent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5" presentation:class="page"/>
          <draw:frame presentation:style-name="pr1" draw:layer="layout" svg:width="17.271cm" svg:height="12.573cm" svg:x="2.159cm" svg:y="13.271cm" presentation:class="notes" presentation:placeholder="true">
            <draw:text-box/>
          </draw:frame>
        </presentation:notes>
      </draw:page>
      <draw:page draw:name="page26" draw:style-name="dp1" draw:master-page-name="Blank_20_Slide">
        <draw:custom-shape draw:name="TextShape 1" draw:style-name="gr4" draw:text-style-name="P4" draw:layer="layout" svg:width="20.314cm" svg:height="11.265cm" svg:x="2.54cm" svg:y="4.82cm">
          <text:p text:style-name="P5"><text:span text:style-name="T5">Title: </text:span><text:span text:style-name="T7">Joshi, <text:s/>"Ontology based fuzzy classification of web documents for semantic information retrieval." Contemporary Computing (IC3), 2013 Sixth International Conference on. IEEE, 2013.</text:span></text:p>
          <text:p text:style-name="P5"><text:span text:style-name="T5">Main ideas:</text:span><text:span text:style-name="T7">presents an approach of finding relevant documents by using the semantic similarity, fuzzy concept and query expansion tech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6"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style:repeat="no-repea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no-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7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04T14:15:41</dc:date>
    <dc:creator>chenxi </dc:creator>
    <meta:document-statistic meta:object-count="99"/>
    <meta:generator>LibreOffice/3.5$Linux_x86 LibreOffice_project/350m1$Build-2</meta:generator>
  </office:meta>
</office:document-meta>
</file>